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meless Classics--designed for the struggling reader and adapted to retain the integrity of the original classic. These classic novels will grab a student's attention from the first page. Included are eight pages of end-of-book activities to enhance the reading experience. Freedom is everything to Huckleberry Finn. How can he avoid being ""civilized"" by the good-hearted Widow Douglas? But just now Huck has more important things on his mind-- like helping his friend Jim escape the slave-catchers!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0:52:16.442000000</dc:date>
    <meta:editing-duration>PT5S</meta:editing-duration>
    <meta:editing-cycles>1</meta:editing-cycles>
    <meta:document-statistic meta:table-count="0" meta:image-count="0" meta:object-count="0" meta:page-count="1" meta:paragraph-count="1" meta:word-count="77" meta:character-count="503" meta:non-whitespace-character-count="427"/>
    <meta:generator>LibreOffice/7.3.7.2$Windows_X86_64 LibreOffice_project/e114eadc50a9ff8d8c8a0567d6da8f454beeb84f</meta:generator>
  </office:meta>
</office:document-meta>
</file>